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Header">
      <style:paragraph-properties fo:text-align="center" style:justify-single-word="false"/>
      <style:text-properties fo:font-weight="bold" fo:background-color="#ffff00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4" style:family="paragraph" style:parent-style-name="Standard">
      <style:text-properties fo:color="#000000" style:font-name="Courier New1" fo:font-size="12pt" style:font-name-asian="Wingdings" style:font-size-asian="12pt" style:font-name-complex="Courier New" style:font-size-complex="12pt"/>
    </style:style>
    <style:style style:name="P5" style:family="paragraph" style:parent-style-name="Standard">
      <style:text-properties fo:color="#000000" style:font-name="Courier New1" fo:font-size="12pt" fo:language="en" fo:country="US" style:font-name-asian="Wingdings" style:font-size-asian="12pt" style:language-asian="en" style:country-asian="US" style:font-name-complex="Courier New" style:font-size-complex="12pt"/>
    </style:style>
    <style:style style:name="P6" style:family="paragraph" style:parent-style-name="Standard">
      <style:text-properties fo:color="#000000" style:font-name="Courier New1" fo:font-size="12pt" fo:language="en" fo:country="US" fo:font-weight="bold" style:font-name-asian="Wingdings" style:font-size-asian="12pt" style:language-asian="en" style:country-asian="US" style:font-weight-asian="bold" style:font-name-complex="Courier New" style:font-size-complex="12pt"/>
    </style:style>
    <style:style style:name="P7" style:family="paragraph" style:parent-style-name="Standard">
      <style:text-properties fo:color="#000000" style:font-name="Courier New1" fo:font-size="12pt" fo:language="nl" fo:country="NL" style:font-name-asian="Wingdings" style:font-size-asian="12pt" style:font-name-complex="Courier New" style:font-size-complex="12pt"/>
    </style:style>
    <style:style style:name="P8" style:family="paragraph" style:parent-style-name="Standard">
      <style:text-properties style:font-name="Courier New1" fo:font-size="12pt" style:font-size-asian="12pt" style:font-size-complex="12pt"/>
    </style:style>
    <style:style style:name="P9" style:family="paragraph" style:parent-style-name="Standard">
      <style:text-properties style:font-name="Courier New1" fo:font-size="12pt" officeooo:paragraph-rsid="0003c89e" style:font-size-asian="12pt" style:font-size-complex="12pt"/>
    </style:style>
    <style:style style:name="P10" style:family="paragraph" style:parent-style-name="Standard">
      <style:text-properties style:font-name="Courier New1" fo:font-size="12pt" officeooo:paragraph-rsid="00049c2c" style:font-size-asian="12pt" style:font-size-complex="12pt"/>
    </style:style>
    <style:style style:name="P11" style:family="paragraph" style:parent-style-name="Standard">
      <style:text-properties style:font-name="Courier New1" fo:font-size="12pt" officeooo:paragraph-rsid="00099c51" style:font-size-asian="12pt" style:font-size-complex="12pt"/>
    </style:style>
    <style:style style:name="P12" style:family="paragraph" style:parent-style-name="Standard">
      <style:text-properties style:font-name="Courier New1" fo:font-size="12pt" officeooo:paragraph-rsid="0005fc24" style:font-size-asian="12pt" style:font-size-complex="12pt"/>
    </style:style>
    <style:style style:name="P13" style:family="paragraph" style:parent-style-name="Standard">
      <style:text-properties style:font-name="Courier New1" fo:font-size="12pt" officeooo:paragraph-rsid="000c33c6" style:font-size-asian="12pt" style:font-size-complex="12pt"/>
    </style:style>
    <style:style style:name="P14" style:family="paragraph" style:parent-style-name="Standard">
      <style:text-properties style:font-name="Courier New1" fo:font-size="12pt" officeooo:paragraph-rsid="000b4613" style:font-size-asian="12pt" style:font-size-complex="12pt"/>
    </style:style>
    <style:style style:name="P15" style:family="paragraph" style:parent-style-name="Standard">
      <style:text-properties style:font-name="Courier New1" fo:font-size="12pt" fo:language="en" fo:country="US" style:font-name-asian="Wingdings" style:font-size-asian="12pt" style:language-asian="en" style:country-asian="US" style:font-name-complex="Courier New" style:font-size-complex="12pt"/>
    </style:style>
    <style:style style:name="P16" style:family="paragraph" style:parent-style-name="Standard">
      <style:text-properties style:font-name="Courier New1" fo:font-size="12pt" fo:font-weight="bold" style:font-name-asian="Wingdings" style:font-size-asian="12pt" style:font-weight-asian="bold" style:font-name-complex="Courier New" style:font-size-complex="12pt"/>
    </style:style>
    <style:style style:name="P17" style:family="paragraph" style:parent-style-name="Standard">
      <style:text-properties style:font-name="Courier New1" fo:font-size="12pt" style:font-name-asian="Wingdings" style:font-size-asian="12pt" style:font-name-complex="Courier New" style:font-size-complex="12pt"/>
    </style:style>
    <style:style style:name="P18" style:family="paragraph" style:parent-style-name="Standard">
      <style:text-properties style:font-name="Courier New1" fo:font-size="12pt" style:font-name-asian="Courier New" style:font-size-asian="12pt" style:font-name-complex="Courier New" style:font-size-complex="12pt"/>
    </style:style>
    <style:style style:name="P19" style:family="paragraph" style:parent-style-name="Standard">
      <style:text-properties fo:color="#0000ff" style:font-name="Courier New1" fo:font-size="12pt" style:font-name-asian="Wingdings" style:font-size-asian="12pt" style:font-name-complex="Courier New" style:font-size-complex="12pt"/>
    </style:style>
    <style:style style:name="P20" style:family="paragraph" style:parent-style-name="Standard">
      <style:text-properties fo:color="#0000ff" style:font-name="Courier New1" fo:font-size="12pt" fo:font-weight="bold" style:font-name-asian="Wingdings" style:font-size-asian="12pt" style:font-weight-asian="bold" style:font-name-complex="Courier New" style:font-size-complex="12pt"/>
    </style:style>
    <style:style style:name="P21" style:family="paragraph" style:parent-style-name="Standard">
      <style:text-properties fo:color="#0000ff" style:font-name="Courier New1" fo:font-size="12pt" fo:language="en" fo:country="US" fo:font-weight="bold" style:font-name-asian="Wingdings" style:font-size-asian="12pt" style:language-asian="en" style:country-asian="US" style:font-weight-asian="bold" style:font-name-complex="Courier New" style:font-size-complex="12pt"/>
    </style:style>
    <style:style style:name="P22" style:family="paragraph" style:parent-style-name="Standard">
      <style:text-properties fo:color="#0000ff" style:font-name="Courier New1" fo:font-size="12pt" fo:language="fr" fo:country="FR" style:font-name-asian="Wingdings" style:font-size-asian="12pt" style:font-name-complex="Courier New" style:font-size-complex="12pt"/>
    </style:style>
    <style:style style:name="P23" style:family="paragraph" style:parent-style-name="Standard">
      <style:text-properties fo:color="#0000ff" style:font-name="Courier New1" fo:font-size="12pt" fo:language="pt" fo:country="BR" fo:font-weight="bold" style:font-name-asian="Wingdings" style:font-size-asian="12pt" style:font-weight-asian="bold" style:font-name-complex="Courier New" style:font-size-complex="12pt"/>
    </style:style>
    <style:style style:name="P24" style:family="paragraph" style:parent-style-name="Standard">
      <style:paragraph-properties fo:margin-left="1.5in" fo:margin-right="0in" fo:text-indent="0.5in" style:auto-text-indent="false"/>
      <style:text-properties style:font-name="Courier New1" fo:font-size="12pt" officeooo:paragraph-rsid="00091ea0" style:font-size-asian="12pt" style:font-size-complex="12pt"/>
    </style:style>
    <style:style style:name="P25" style:family="paragraph" style:parent-style-name="Standard">
      <style:paragraph-properties fo:margin-left="1.5in" fo:margin-right="0in" fo:text-indent="0in" style:auto-text-indent="false"/>
      <style:text-properties style:font-name="Courier New1" fo:font-size="12pt" style:font-size-asian="12pt" style:font-size-complex="12pt"/>
    </style:style>
    <style:style style:name="P26" style:family="paragraph" style:parent-style-name="Standard" style:master-page-name="Standard">
      <style:paragraph-properties style:page-number="auto"/>
      <style:text-properties style:font-name="Courier New1" fo:font-size="12pt" style:font-size-asian="12pt" style:font-size-complex="12pt"/>
    </style:style>
    <style:style style:name="P27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style:font-name-asian="Wingdings" style:font-name-complex="Courier New"/>
    </style:style>
    <style:style style:name="T3" style:family="text">
      <style:text-properties style:font-name="Courier New" officeooo:rsid="000174ea" style:font-name-asian="Wingdings" style:font-name-complex="Courier New"/>
    </style:style>
    <style:style style:name="T4" style:family="text">
      <style:text-properties style:font-name="Courier New" officeooo:rsid="00099c51" style:font-name-asian="Wingdings" style:font-name-complex="Courier New"/>
    </style:style>
    <style:style style:name="T5" style:family="text">
      <style:text-properties style:font-name="Courier New" fo:language="fr" fo:country="FR" style:font-name-asian="Wingdings" style:font-name-complex="Courier New"/>
    </style:style>
    <style:style style:name="T6" style:family="text">
      <style:text-properties style:font-name="Courier New" fo:font-weight="bold" officeooo:rsid="00099c51" style:font-name-asian="Wingdings" style:font-weight-asian="bold" style:font-name-complex="Courier New" style:font-weight-complex="bold"/>
    </style:style>
    <style:style style:name="T7" style:family="text">
      <style:text-properties style:font-name="Courier New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8" style:family="text">
      <style:text-properties style:font-name="Courier New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officeooo:rsid="00099c51" fo:background-color="#ffff00" loext:char-shading-value="0" style:font-name-asian="Wingdings" style:font-name-complex="Courier New"/>
    </style:style>
    <style:style style:name="T11" style:family="text">
      <style:text-properties style:font-name="Courier New" officeooo:rsid="00099c51" fo:background-color="#ffff00" loext:char-shading-value="0" style:font-name-asian="Wingdings" style:font-name-complex="Courier New"/>
    </style:style>
    <style:style style:name="T12" style:family="text">
      <style:text-properties style:font-name="Wingdings" style:font-name-asian="Wingdings" style:font-name-complex="Wingdings"/>
    </style:style>
    <style:style style:name="T13" style:family="text">
      <style:text-properties style:font-name="Wingdings" fo:language="fr" fo:country="FR" style:font-name-asian="Wingdings" style:font-name-complex="Wingdings"/>
    </style:style>
    <style:style style:name="T14" style:family="text">
      <style:text-properties fo:color="#000000" style:font-name="Courier New" style:font-name-asian="Wingdings" style:font-name-complex="Courier New"/>
    </style:style>
    <style:style style:name="T15" style:family="text">
      <style:text-properties fo:color="#000000" style:font-name="Courier New" officeooo:rsid="0007230e" style:font-name-asian="Wingdings" style:font-name-complex="Courier New"/>
    </style:style>
    <style:style style:name="T16" style:family="text">
      <style:text-properties fo:color="#000000" style:font-name="Courier New" style:font-name-asian="Courier New" style:font-name-complex="Courier New"/>
    </style:style>
    <style:style style:name="T17" style:family="text">
      <style:text-properties fo:color="#000000" style:font-name="Courier New" fo:language="fr" fo:country="FR" style:font-name-asian="Wingdings" style:font-name-complex="Courier New"/>
    </style:style>
    <style:style style:name="T18" style:family="text">
      <style:text-properties fo:color="#000000" style:font-name="Courier New" fo:language="fr" fo:country="FR" style:font-name-asian="Wingdings" style:language-asian="en" style:country-asian="US" style:font-name-complex="Courier New"/>
    </style:style>
    <style:style style:name="T19" style:family="text">
      <style:text-properties fo:color="#000000" style:font-name="Courier New" fo:language="fr" fo:country="FR" style:font-name-asian="Courier New" style:font-name-complex="Courier New"/>
    </style:style>
    <style:style style:name="T20" style:family="text">
      <style:text-properties fo:color="#000000" style:font-name="Courier New" fo:language="en" fo:country="US" style:font-name-asian="Wingdings" style:language-asian="en" style:country-asian="US" style:font-name-complex="Courier New"/>
    </style:style>
    <style:style style:name="T21" style:family="text">
      <style:text-properties fo:color="#000000" style:font-name="Courier New" fo:language="en" fo:country="US" style:font-name-asian="Courier New" style:language-asian="en" style:country-asian="US" style:font-name-complex="Courier New"/>
    </style:style>
    <style:style style:name="T22" style:family="text">
      <style:text-properties fo:color="#000000" style:font-name="Courier New" fo:language="nl" fo:country="NL" style:font-name-asian="Courier New" style:font-name-complex="Courier New"/>
    </style:style>
    <style:style style:name="T23" style:family="text">
      <style:text-properties fo:color="#000000" style:font-name="Courier New" fo:language="nl" fo:country="NL" style:font-name-asian="Wingdings" style:font-name-complex="Courier New"/>
    </style:style>
    <style:style style:name="T24" style:family="text">
      <style:text-properties fo:color="#000000" style:font-name="Courier New" fo:language="nl" fo:country="NL" officeooo:rsid="00099c51" style:font-name-asian="Wingdings" style:font-name-complex="Courier New"/>
    </style:style>
    <style:style style:name="T25" style:family="text">
      <style:text-properties fo:color="#000000" style:font-name="Courier New" fo:language="nl" fo:country="NL" fo:font-weight="bold" officeooo:rsid="00099c51" style:font-name-asian="Wingdings" style:font-weight-asian="bold" style:font-name-complex="Courier New" style:font-weight-complex="bold"/>
    </style:style>
    <style:style style:name="T26" style:family="text">
      <style:text-properties fo:color="#000000" style:font-name="Courier New" fo:language="nl" fo:country="NL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27" style:family="text">
      <style:text-properties fo:color="#000000" style:font-name="Courier New" fo:language="nl" fo:country="NL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28" style:family="text">
      <style:text-properties fo:color="#000000" style:font-name="Courier New" fo:language="pt" fo:country="BR" style:font-name-asian="Wingdings" style:font-name-complex="Courier New"/>
    </style:style>
    <style:style style:name="T29" style:family="text">
      <style:text-properties fo:color="#000000" style:font-name="Courier New" fo:language="pt" fo:country="BR" style:font-name-asian="Courier New" style:font-name-complex="Courier New"/>
    </style:style>
    <style:style style:name="T30" style:family="text">
      <style:text-properties fo:color="#000000" style:font-name="Courier New" fo:font-weight="bold" officeooo:rsid="000174ea" fo:background-color="#ffff00" loext:char-shading-value="0" style:font-name-asian="Wingdings" style:font-weight-asian="bold" style:font-name-complex="Courier New" style:font-weight-complex="bold"/>
    </style:style>
    <style:style style:name="T31" style:family="text">
      <style:text-properties fo:color="#000000" style:font-name="Courier New" fo:font-weight="bold" officeooo:rsid="000557c7" fo:background-color="#ffff00" loext:char-shading-value="0" style:font-name-asian="Wingdings" style:font-weight-asian="bold" style:font-name-complex="Courier New" style:font-weight-complex="bold"/>
    </style:style>
    <style:style style:name="T32" style:family="text">
      <style:text-properties fo:color="#000000" style:font-name="Wingdings" style:font-name-asian="Wingdings" style:font-name-complex="Wingdings"/>
    </style:style>
    <style:style style:name="T33" style:family="text">
      <style:text-properties fo:color="#000000" style:font-name="Wingdings" fo:language="fr" fo:country="FR" style:font-name-asian="Wingdings" style:font-name-complex="Wingdings"/>
    </style:style>
    <style:style style:name="T34" style:family="text">
      <style:text-properties fo:color="#000000" style:font-name="Wingdings" fo:language="en" fo:country="US" style:font-name-asian="Wingdings" style:language-asian="en" style:country-asian="US" style:font-name-complex="Wingdings"/>
    </style:style>
    <style:style style:name="T35" style:family="text">
      <style:text-properties fo:color="#000000" style:font-name="Wingdings" fo:language="nl" fo:country="NL" style:font-name-asian="Wingdings" style:font-name-complex="Wingdings"/>
    </style:style>
    <style:style style:name="T36" style:family="text">
      <style:text-properties fo:color="#000000" style:font-name="Wingdings" fo:language="pt" fo:country="BR" style:font-name-asian="Wingdings" style:font-name-complex="Wingdings"/>
    </style:style>
    <style:style style:name="T37" style:family="text">
      <style:text-properties fo:color="#000000" style:font-name-asian="Wingdings" style:font-name-complex="Courier New"/>
    </style:style>
    <style:style style:name="T38" style:family="text">
      <style:text-properties fo:color="#000000" officeooo:rsid="0007230e" style:font-name-asian="Wingdings" style:font-name-complex="Courier New"/>
    </style:style>
    <style:style style:name="T39" style:family="text">
      <style:text-properties fo:color="#000000" style:font-name-asian="Wingdings" style:font-name-complex="Wingdings"/>
    </style:style>
    <style:style style:name="T40" style:family="text">
      <style:text-properties fo:color="#000000" fo:font-weight="bold" officeooo:rsid="000174ea" fo:background-color="#ffff00" loext:char-shading-value="0" style:font-name-asian="Wingdings" style:font-weight-asian="bold" style:font-name-complex="Courier New" style:font-weight-complex="bold"/>
    </style:style>
    <style:style style:name="T41" style:family="text">
      <style:text-properties fo:color="#000000" fo:font-weight="bold" officeooo:rsid="000557c7" fo:background-color="#ffff00" loext:char-shading-value="0" style:font-name-asian="Wingdings" style:font-weight-asian="bold" style:font-name-complex="Courier New" style:font-weight-complex="bold"/>
    </style:style>
    <style:style style:name="T42" style:family="text">
      <style:text-properties fo:color="#000000" fo:language="fr" fo:country="FR" style:font-name-asian="Wingdings" style:font-name-complex="Wingdings"/>
    </style:style>
    <style:style style:name="T43" style:family="text">
      <style:text-properties fo:color="#000000" fo:language="fr" fo:country="FR" style:font-name-asian="Wingdings" style:font-name-complex="Courier New"/>
    </style:style>
    <style:style style:name="T44" style:family="text">
      <style:text-properties fo:color="#000000" fo:language="fr" fo:country="FR" style:font-name-asian="Wingdings" style:language-asian="en" style:country-asian="US" style:font-name-complex="Courier New"/>
    </style:style>
    <style:style style:name="T45" style:family="text">
      <style:text-properties fo:color="#000000" fo:language="fr" fo:country="FR" style:font-name-asian="Courier New" style:font-name-complex="Courier New"/>
    </style:style>
    <style:style style:name="T46" style:family="text">
      <style:text-properties fo:color="#000000" style:font-name-asian="Courier New" style:font-name-complex="Courier New"/>
    </style:style>
    <style:style style:name="T47" style:family="text">
      <style:text-properties fo:color="#000000" fo:language="en" fo:country="US" style:font-name-asian="Wingdings" style:language-asian="en" style:country-asian="US" style:font-name-complex="Courier New"/>
    </style:style>
    <style:style style:name="T48" style:family="text">
      <style:text-properties fo:color="#000000" fo:language="en" fo:country="US" style:font-name-asian="Wingdings" style:language-asian="en" style:country-asian="US" style:font-name-complex="Wingdings"/>
    </style:style>
    <style:style style:name="T49" style:family="text">
      <style:text-properties fo:color="#000000" fo:language="en" fo:country="US" style:font-name-asian="Courier New" style:language-asian="en" style:country-asian="US" style:font-name-complex="Courier New"/>
    </style:style>
    <style:style style:name="T50" style:family="text">
      <style:text-properties fo:color="#000000" fo:language="nl" fo:country="NL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51" style:family="text">
      <style:text-properties fo:color="#000000" fo:language="nl" fo:country="NL" style:font-name-asian="Courier New" style:font-name-complex="Courier New"/>
    </style:style>
    <style:style style:name="T52" style:family="text">
      <style:text-properties fo:color="#000000" fo:language="nl" fo:country="NL" style:font-name-asian="Wingdings" style:font-name-complex="Courier New"/>
    </style:style>
    <style:style style:name="T53" style:family="text">
      <style:text-properties fo:color="#000000" fo:language="nl" fo:country="NL" style:font-name-asian="Wingdings" style:font-name-complex="Wingdings"/>
    </style:style>
    <style:style style:name="T54" style:family="text">
      <style:text-properties fo:color="#000000" fo:language="pt" fo:country="BR" style:font-name-asian="Wingdings" style:font-name-complex="Courier New"/>
    </style:style>
    <style:style style:name="T55" style:family="text">
      <style:text-properties fo:color="#000000" fo:language="pt" fo:country="BR" style:font-name-asian="Wingdings" style:font-name-complex="Wingdings"/>
    </style:style>
    <style:style style:name="T56" style:family="text">
      <style:text-properties fo:color="#000000" fo:language="pt" fo:country="BR" style:font-name-asian="Courier New" style:font-name-complex="Courier New"/>
    </style:style>
    <style:style style:name="T57" style:family="text">
      <style:text-properties fo:color="#0000ff" style:font-name="Courier New" style:font-name-asian="Wingdings" style:font-name-complex="Courier New"/>
    </style:style>
    <style:style style:name="T58" style:family="text">
      <style:text-properties fo:color="#0000ff" style:font-name="Courier New" officeooo:rsid="00049c2c" style:font-name-asian="Wingdings" style:font-name-complex="Courier New"/>
    </style:style>
    <style:style style:name="T59" style:family="text">
      <style:text-properties fo:color="#0000ff" style:font-name="Courier New" fo:font-size="14pt" fo:font-weight="bold" style:font-name-asian="Wingdings" style:font-size-asian="14pt" style:font-weight-asian="bold" style:font-name-complex="Courier New" style:font-size-complex="14pt"/>
    </style:style>
    <style:style style:name="T60" style:family="text">
      <style:text-properties fo:color="#0000ff" style:font-name="Courier New" fo:font-size="14pt" fo:font-weight="bold" style:font-name-asian="Wingdings" style:font-size-asian="14pt" style:font-weight-asian="bold" style:font-name-complex="Courier New" style:font-size-complex="14pt" style:font-weight-complex="bold"/>
    </style:style>
    <style:style style:name="T61" style:family="text">
      <style:text-properties fo:color="#0000ff" style:font-name="Courier New" fo:font-size="14pt" fo:font-weight="bold" style:font-name-asian="Courier New" style:font-size-asian="14pt" style:font-weight-asian="bold" style:font-name-complex="Courier New" style:font-size-complex="14pt"/>
    </style:style>
    <style:style style:name="T62" style:family="text">
      <style:text-properties fo:color="#0000ff" style:font-name="Courier New" fo:font-size="14pt" style:font-name-asian="Wingdings" style:font-size-asian="14pt" style:font-name-complex="Courier New" style:font-size-complex="14pt"/>
    </style:style>
    <style:style style:name="T63" style:family="text">
      <style:text-properties fo:color="#0000ff" style:font-name="Courier New" fo:font-size="14pt" fo:font-weight="normal" style:font-name-asian="Wingdings" style:font-size-asian="14pt" style:font-weight-asian="normal" style:font-name-complex="Courier New" style:font-size-complex="14pt" style:font-weight-complex="normal"/>
    </style:style>
    <style:style style:name="T64" style:family="text">
      <style:text-properties fo:color="#0000ff" style:font-name="Courier New" fo:font-size="14pt" style:font-name-asian="Courier New" style:font-size-asian="14pt" style:font-name-complex="Courier New" style:font-size-complex="14pt"/>
    </style:style>
    <style:style style:name="T65" style:family="text">
      <style:text-properties fo:color="#0000ff" style:font-name="Courier New" fo:font-size="14pt" fo:language="en" fo:country="US" fo:font-weight="bold" style:font-name-asian="Wingdings" style:font-size-asian="14pt" style:language-asian="en" style:country-asian="US" style:font-weight-asian="bold" style:font-name-complex="Courier New" style:font-size-complex="14pt"/>
    </style:style>
    <style:style style:name="T66" style:family="text">
      <style:text-properties fo:color="#0000ff" style:font-name="Courier New" fo:font-size="14pt" fo:language="en" fo:country="US" style:font-name-asian="Wingdings" style:font-size-asian="14pt" style:language-asian="en" style:country-asian="US" style:font-name-complex="Courier New" style:font-size-complex="14pt"/>
    </style:style>
    <style:style style:name="T67" style:family="text">
      <style:text-properties fo:color="#0000ff" style:font-name="Courier New" fo:font-size="14pt" fo:language="fr" fo:country="FR" fo:font-weight="bold" style:font-name-asian="Wingdings" style:font-size-asian="14pt" style:font-weight-asian="bold" style:font-name-complex="Courier New" style:font-size-complex="14pt"/>
    </style:style>
    <style:style style:name="T68" style:family="text">
      <style:text-properties fo:color="#0000ff" style:font-name="Courier New" fo:font-size="14pt" fo:language="fr" fo:country="FR" fo:font-weight="normal" style:font-name-asian="Wingdings" style:font-size-asian="14pt" style:font-weight-asian="normal" style:font-name-complex="Courier New" style:font-size-complex="14pt" style:font-weight-complex="normal"/>
    </style:style>
    <style:style style:name="T69" style:family="text">
      <style:text-properties fo:color="#0000ff" style:font-name="Courier New" fo:font-size="14pt" fo:font-style="italic" fo:font-weight="bold" style:font-name-asian="Wingdings" style:font-size-asian="14pt" style:font-style-asian="italic" style:font-weight-asian="bold" style:font-name-complex="Courier New" style:font-size-complex="14pt"/>
    </style:style>
    <style:style style:name="T70" style:family="text">
      <style:text-properties fo:color="#0000ff" style:font-name="Courier New" fo:font-size="14pt" fo:language="pt" fo:country="BR" style:font-name-asian="Wingdings" style:font-size-asian="14pt" style:font-name-complex="Courier New" style:font-size-complex="14pt"/>
    </style:style>
    <style:style style:name="T71" style:family="text">
      <style:text-properties fo:color="#0000ff" style:font-name="Courier New" fo:font-size="14pt" fo:language="pt" fo:country="BR" fo:font-weight="bold" style:font-name-asian="Wingdings" style:font-size-asian="14pt" style:font-weight-asian="bold" style:font-name-complex="Courier New" style:font-size-complex="14pt"/>
    </style:style>
    <style:style style:name="T72" style:family="text">
      <style:text-properties fo:color="#0000ff" style:font-name="Courier New" fo:font-size="14pt" fo:language="pt" fo:country="BR" fo:font-weight="bold" officeooo:rsid="00099c51" style:font-name-asian="Wingdings" style:font-size-asian="14pt" style:font-weight-asian="bold" style:font-name-complex="Courier New" style:font-size-complex="14pt" style:font-weight-complex="bold"/>
    </style:style>
    <style:style style:name="T73" style:family="text">
      <style:text-properties fo:color="#0000ff" style:font-name="Courier New" fo:font-size="14pt" fo:language="pt" fo:country="BR" fo:font-weight="bold" officeooo:rsid="00099c51" fo:background-color="#ffff00" loext:char-shading-value="0" style:font-name-asian="Wingdings" style:font-size-asian="14pt" style:font-weight-asian="bold" style:font-name-complex="Courier New" style:font-size-complex="14pt" style:font-weight-complex="bold"/>
    </style:style>
    <style:style style:name="T74" style:family="text">
      <style:text-properties fo:color="#0000ff" style:font-name="Courier New" fo:font-size="14pt" fo:language="pt" fo:country="BR" fo:font-weight="bold" officeooo:rsid="00099c51" fo:background-color="#ffff00" loext:char-shading-value="0" style:font-name-asian="Wingdings" style:font-size-asian="14pt" style:font-weight-asian="bold" style:font-name-complex="Courier New" style:font-size-complex="14pt" style:font-weight-complex="bold"/>
    </style:style>
    <style:style style:name="T75" style:family="text">
      <style:text-properties fo:color="#0000ff" style:font-name="Courier New" fo:font-size="14pt" fo:language="pt" fo:country="BR" fo:font-weight="bold" officeooo:rsid="000b4613" fo:background-color="#ffff00" loext:char-shading-value="0" style:font-name-asian="Wingdings" style:font-size-asian="14pt" style:font-weight-asian="bold" style:font-name-complex="Courier New" style:font-size-complex="14pt" style:font-weight-complex="bold"/>
    </style:style>
    <style:style style:name="T76" style:family="text">
      <style:text-properties fo:color="#0000ff" style:font-name="Courier New" fo:font-size="12pt" fo:font-weight="normal" style:font-name-asian="Wingdings" style:font-size-asian="12pt" style:font-weight-asian="normal" style:font-name-complex="Courier New" style:font-size-complex="12pt" style:font-weight-complex="normal"/>
    </style:style>
    <style:style style:name="T77" style:family="text">
      <style:text-properties fo:color="#0000ff" style:font-name="Courier New" fo:font-size="12pt" fo:font-weight="normal" officeooo:rsid="00091ea0" style:font-name-asian="Wingdings" style:font-size-asian="12pt" style:font-weight-asian="normal" style:font-name-complex="Courier New" style:font-size-complex="12pt" style:font-weight-complex="normal"/>
    </style:style>
    <style:style style:name="T78" style:family="text">
      <style:text-properties fo:color="#0000ff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9" style:family="text">
      <style:text-properties fo:color="#0000ff" style:font-name="Courier New" fo:font-size="12pt" fo:font-weight="bold" style:font-name-asian="Wingdings" style:font-size-asian="12pt" style:font-weight-asian="bold" style:font-name-complex="Courier New" style:font-size-complex="12pt"/>
    </style:style>
    <style:style style:name="T80" style:family="text">
      <style:text-properties fo:color="#0000ff" style:font-name="Courier New" fo:font-size="12pt" style:font-name-asian="Wingdings" style:font-size-asian="12pt" style:font-name-complex="Courier New" style:font-size-complex="12pt"/>
    </style:style>
    <style:style style:name="T81" style:family="text">
      <style:text-properties fo:color="#0000ff" style:font-name="Courier New" fo:font-size="12pt" fo:font-style="normal" fo:font-weight="normal" officeooo:rsid="0005fc24" style:font-name-asian="Wingdings" style:font-size-asian="10.5pt" style:font-style-asian="normal" style:font-weight-asian="normal" style:font-name-complex="Courier New" style:font-size-complex="12pt" style:font-style-complex="normal" style:font-weight-complex="normal"/>
    </style:style>
    <style:style style:name="T82" style:family="text">
      <style:text-properties fo:color="#0000ff" style:font-name="Courier New" fo:font-size="12pt" fo:font-style="normal" fo:font-weight="normal" officeooo:rsid="0005fc24" fo:background-color="#ffff00" loext:char-shading-value="0" style:font-name-asian="Wingdings" style:font-size-asian="10.5pt" style:font-style-asian="normal" style:font-weight-asian="normal" style:font-name-complex="Courier New" style:font-size-complex="12pt" style:font-style-complex="normal" style:font-weight-complex="normal"/>
    </style:style>
    <style:style style:name="T83" style:family="text">
      <style:text-properties fo:color="#0000ff" style:font-name="Courier New" fo:font-size="12pt" fo:font-style="normal" fo:font-weight="normal" officeooo:rsid="0005fc24" fo:background-color="#ffff00" loext:char-shading-value="0" style:font-name-asian="Wingdings" style:font-size-asian="10.5pt" style:font-style-asian="normal" style:font-weight-asian="normal" style:font-name-complex="Courier New" style:font-size-complex="12pt" style:font-style-complex="normal" style:font-weight-complex="normal"/>
    </style:style>
    <style:style style:name="T84" style:family="text">
      <style:text-properties fo:color="#0000ff" style:font-name="Courier New" fo:font-size="12pt" fo:font-style="normal" fo:font-weight="bold" officeooo:rsid="0005fc24" style:font-name-asian="Wingdings" style:font-size-asian="10.5pt" style:font-style-asian="normal" style:font-weight-asian="bold" style:font-name-complex="Courier New" style:font-size-complex="12pt" style:font-style-complex="normal" style:font-weight-complex="bold"/>
    </style:style>
    <style:style style:name="T85" style:family="text">
      <style:text-properties fo:color="#0000ff" style:font-name="Courier New" fo:font-size="12pt" fo:font-style="normal" fo:font-weight="bold" officeooo:rsid="0005fc24" fo:background-color="#ffff00" loext:char-shading-value="0" style:font-name-asian="Wingdings" style:font-size-asian="10.5pt" style:font-style-asian="normal" style:font-weight-asian="bold" style:font-name-complex="Courier New" style:font-size-complex="12pt" style:font-style-complex="normal" style:font-weight-complex="bold"/>
    </style:style>
    <style:style style:name="T86" style:family="text">
      <style:text-properties fo:color="#0000ff" style:font-name="Courier New" fo:font-size="12pt" fo:font-style="normal" fo:font-weight="bold" officeooo:rsid="0005fc24" fo:background-color="#ffff00" loext:char-shading-value="0" style:font-name-asian="Wingdings" style:font-size-asian="10.5pt" style:font-style-asian="normal" style:font-weight-asian="bold" style:font-name-complex="Courier New" style:font-size-complex="12pt" style:font-style-complex="normal" style:font-weight-complex="bold"/>
    </style:style>
    <style:style style:name="T87" style:family="text">
      <style:text-properties fo:color="#0000ff" style:font-name="Courier New" fo:language="en" fo:country="US" style:font-name-asian="Wingdings" style:language-asian="en" style:country-asian="US" style:font-name-complex="Courier New"/>
    </style:style>
    <style:style style:name="T88" style:family="text">
      <style:text-properties fo:color="#0000ff" style:font-name="Courier New" fo:language="en" fo:country="US" fo:font-weight="bold" officeooo:rsid="00099c51" fo:background-color="#ffff00" loext:char-shading-value="0" style:font-name-asian="Wingdings" style:language-asian="en" style:country-asian="US" style:font-weight-asian="bold" style:font-name-complex="Courier New" style:font-weight-complex="bold"/>
    </style:style>
    <style:style style:name="T89" style:family="text">
      <style:text-properties fo:color="#0000ff" style:font-name="Courier New" fo:language="fr" fo:country="FR" style:font-name-asian="Wingdings" style:font-name-complex="Courier New"/>
    </style:style>
    <style:style style:name="T90" style:family="text">
      <style:text-properties fo:color="#0000ff" style:font-name="Courier New" fo:language="fr" fo:country="FR" officeooo:rsid="00049c2c" style:font-name-asian="Wingdings" style:font-name-complex="Courier New"/>
    </style:style>
    <style:style style:name="T91" style:family="text">
      <style:text-properties fo:color="#0000ff" style:font-name="Courier New" fo:language="fr" fo:country="FR" fo:font-weight="bold" officeooo:rsid="0003c89e" fo:background-color="#ffff00" loext:char-shading-value="0" style:font-name-asian="Wingdings" style:font-weight-asian="bold" style:font-name-complex="Courier New" style:font-weight-complex="bold"/>
    </style:style>
    <style:style style:name="T92" style:family="text">
      <style:text-properties fo:color="#0000ff" style:font-name="Courier New" fo:language="fr" fo:country="FR" fo:font-weight="bold" officeooo:rsid="00049c2c" fo:background-color="#ffff00" loext:char-shading-value="0" style:font-name-asian="Wingdings" style:font-weight-asian="bold" style:font-name-complex="Courier New" style:font-weight-complex="bold"/>
    </style:style>
    <style:style style:name="T93" style:family="text">
      <style:text-properties fo:color="#0000ff" style:font-name="Courier New" fo:language="pt" fo:country="BR" style:font-name-asian="Wingdings" style:font-name-complex="Courier New"/>
    </style:style>
    <style:style style:name="T94" style:family="text">
      <style:text-properties fo:color="#0000ff" style:font-name="Courier New" fo:font-weight="bold" officeooo:rsid="0003c89e" fo:background-color="#ffff00" loext:char-shading-value="0" style:font-name-asian="Wingdings" style:font-weight-asian="bold" style:font-name-complex="Courier New" style:font-weight-complex="bold"/>
    </style:style>
    <style:style style:name="T95" style:family="text">
      <style:text-properties fo:color="#0000ff" style:font-name="Courier New" fo:font-weight="bold" officeooo:rsid="00049c2c" fo:background-color="#ffff00" loext:char-shading-value="0" style:font-name-asian="Wingdings" style:font-weight-asian="bold" style:font-name-complex="Courier New" style:font-weight-complex="bold"/>
    </style:style>
    <style:style style:name="T96" style:family="text">
      <style:text-properties fo:color="#0000ff" style:font-name="Courier New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97" style:family="text">
      <style:text-properties fo:color="#0000ff" style:font-name="Courier New" fo:language="nl" fo:country="NL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98" style:family="text">
      <style:text-properties fo:color="#0000ff" style:font-name="Courier New" fo:language="nl" fo:country="NL" fo:font-weight="bold" officeooo:rsid="000c33c6" fo:background-color="#ffff00" loext:char-shading-value="0" style:font-name-asian="Wingdings" style:font-weight-asian="bold" style:font-name-complex="Courier New" style:font-weight-complex="bold"/>
    </style:style>
    <style:style style:name="T99" style:family="text">
      <style:text-properties fo:color="#0000ff" style:font-name="Wingdings" style:font-name-asian="Wingdings" style:font-name-complex="Wingdings"/>
    </style:style>
    <style:style style:name="T100" style:family="text">
      <style:text-properties fo:color="#0000ff" style:font-name="Wingdings" fo:language="en" fo:country="US" style:font-name-asian="Wingdings" style:language-asian="en" style:country-asian="US" style:font-name-complex="Wingdings"/>
    </style:style>
    <style:style style:name="T101" style:family="text">
      <style:text-properties fo:color="#0000ff" style:font-name-asian="Wingdings" style:font-name-complex="Courier New"/>
    </style:style>
    <style:style style:name="T102" style:family="text">
      <style:text-properties fo:color="#0000ff" officeooo:rsid="00049c2c" style:font-name-asian="Wingdings" style:font-name-complex="Courier New"/>
    </style:style>
    <style:style style:name="T103" style:family="text">
      <style:text-properties fo:color="#0000ff" style:font-name-asian="Wingdings" style:font-name-complex="Wingdings"/>
    </style:style>
    <style:style style:name="T104" style:family="text">
      <style:text-properties fo:color="#0000ff" fo:font-size="14pt" fo:font-weight="bold" style:font-name-asian="Wingdings" style:font-size-asian="14pt" style:font-weight-asian="bold" style:font-name-complex="Courier New" style:font-size-complex="14pt"/>
    </style:style>
    <style:style style:name="T105" style:family="text">
      <style:text-properties fo:color="#0000ff" fo:font-size="14pt" fo:font-weight="bold" style:font-name-asian="Wingdings" style:font-size-asian="14pt" style:font-weight-asian="bold" style:font-name-complex="Courier New" style:font-size-complex="14pt" style:font-weight-complex="bold"/>
    </style:style>
    <style:style style:name="T106" style:family="text">
      <style:text-properties fo:color="#0000ff" fo:font-size="14pt" fo:font-weight="bold" style:font-name-asian="Courier New" style:font-size-asian="14pt" style:font-weight-asian="bold" style:font-name-complex="Courier New" style:font-size-complex="14pt"/>
    </style:style>
    <style:style style:name="T107" style:family="text">
      <style:text-properties fo:color="#0000ff" fo:font-size="14pt" style:font-name-asian="Wingdings" style:font-size-asian="14pt" style:font-name-complex="Courier New" style:font-size-complex="14pt"/>
    </style:style>
    <style:style style:name="T108" style:family="text">
      <style:text-properties fo:color="#0000ff" fo:font-size="14pt" fo:font-weight="normal" style:font-name-asian="Wingdings" style:font-size-asian="14pt" style:font-weight-asian="normal" style:font-name-complex="Courier New" style:font-size-complex="14pt" style:font-weight-complex="normal"/>
    </style:style>
    <style:style style:name="T109" style:family="text">
      <style:text-properties fo:color="#0000ff" fo:font-size="14pt" style:font-name-asian="Courier New" style:font-size-asian="14pt" style:font-name-complex="Courier New" style:font-size-complex="14pt"/>
    </style:style>
    <style:style style:name="T110" style:family="text">
      <style:text-properties fo:color="#0000ff" fo:font-size="14pt" fo:language="en" fo:country="US" fo:font-weight="bold" style:font-name-asian="Wingdings" style:font-size-asian="14pt" style:language-asian="en" style:country-asian="US" style:font-weight-asian="bold" style:font-name-complex="Courier New" style:font-size-complex="14pt"/>
    </style:style>
    <style:style style:name="T111" style:family="text">
      <style:text-properties fo:color="#0000ff" fo:font-size="14pt" fo:language="en" fo:country="US" style:font-name-asian="Wingdings" style:font-size-asian="14pt" style:language-asian="en" style:country-asian="US" style:font-name-complex="Courier New" style:font-size-complex="14pt"/>
    </style:style>
    <style:style style:name="T112" style:family="text">
      <style:text-properties fo:color="#0000ff" fo:font-size="14pt" fo:language="fr" fo:country="FR" fo:font-weight="bold" style:font-name-asian="Wingdings" style:font-size-asian="14pt" style:font-weight-asian="bold" style:font-name-complex="Courier New" style:font-size-complex="14pt"/>
    </style:style>
    <style:style style:name="T113" style:family="text">
      <style:text-properties fo:color="#0000ff" fo:font-size="14pt" fo:language="fr" fo:country="FR" fo:font-weight="normal" style:font-name-asian="Wingdings" style:font-size-asian="14pt" style:font-weight-asian="normal" style:font-name-complex="Courier New" style:font-size-complex="14pt" style:font-weight-complex="normal"/>
    </style:style>
    <style:style style:name="T114" style:family="text">
      <style:text-properties fo:color="#0000ff" fo:font-size="14pt" fo:font-style="italic" fo:font-weight="bold" style:font-name-asian="Wingdings" style:font-size-asian="14pt" style:font-style-asian="italic" style:font-weight-asian="bold" style:font-name-complex="Courier New" style:font-size-complex="14pt"/>
    </style:style>
    <style:style style:name="T115" style:family="text">
      <style:text-properties fo:color="#0000ff" fo:font-size="14pt" fo:language="pt" fo:country="BR" style:font-name-asian="Wingdings" style:font-size-asian="14pt" style:font-name-complex="Courier New" style:font-size-complex="14pt"/>
    </style:style>
    <style:style style:name="T116" style:family="text">
      <style:text-properties fo:color="#0000ff" fo:font-size="14pt" fo:language="pt" fo:country="BR" fo:font-weight="bold" officeooo:rsid="00099c51" fo:background-color="#ffff00" loext:char-shading-value="0" style:font-name-asian="Wingdings" style:font-size-asian="14pt" style:font-weight-asian="bold" style:font-name-complex="Courier New" style:font-size-complex="14pt" style:font-weight-complex="bold"/>
    </style:style>
    <style:style style:name="T117" style:family="text">
      <style:text-properties fo:color="#0000ff" fo:font-size="14pt" fo:language="pt" fo:country="BR" fo:font-weight="bold" officeooo:rsid="000b4613" fo:background-color="#ffff00" loext:char-shading-value="0" style:font-name-asian="Wingdings" style:font-size-asian="14pt" style:font-weight-asian="bold" style:font-name-complex="Courier New" style:font-size-complex="14pt" style:font-weight-complex="bold"/>
    </style:style>
    <style:style style:name="T118" style:family="text">
      <style:text-properties fo:color="#0000ff" fo:font-size="14pt" fo:language="pt" fo:country="BR" fo:font-weight="bold" style:font-name-asian="Wingdings" style:font-size-asian="14pt" style:font-weight-asian="bold" style:font-name-complex="Courier New" style:font-size-complex="14pt"/>
    </style:style>
    <style:style style:name="T119" style:family="text">
      <style:text-properties fo:color="#0000ff" fo:font-size="14pt" fo:language="pt" fo:country="BR" fo:font-weight="bold" officeooo:rsid="00099c51" style:font-name-asian="Wingdings" style:font-size-asian="14pt" style:font-weight-asian="bold" style:font-name-complex="Courier New" style:font-size-complex="14pt" style:font-weight-complex="bold"/>
    </style:style>
    <style:style style:name="T120" style:family="text">
      <style:text-properties fo:color="#0000ff" fo:font-weight="bold" officeooo:rsid="0003c89e" fo:background-color="#ffff00" loext:char-shading-value="0" style:font-name-asian="Wingdings" style:font-weight-asian="bold" style:font-name-complex="Courier New" style:font-weight-complex="bold"/>
    </style:style>
    <style:style style:name="T121" style:family="text">
      <style:text-properties fo:color="#0000ff" fo:font-weight="bold" officeooo:rsid="00049c2c" fo:background-color="#ffff00" loext:char-shading-value="0" style:font-name-asian="Wingdings" style:font-weight-asian="bold" style:font-name-complex="Courier New" style:font-weight-complex="bold"/>
    </style:style>
    <style:style style:name="T122" style:family="text">
      <style:text-properties fo:color="#0000ff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123" style:family="text">
      <style:text-properties fo:color="#0000ff" fo:font-weight="bold" style:font-name-asian="Wingdings" style:font-weight-asian="bold" style:font-name-complex="Courier New"/>
    </style:style>
    <style:style style:name="T124" style:family="text">
      <style:text-properties fo:color="#0000ff" fo:font-weight="bold" style:font-name-asian="Wingdings" style:font-weight-asian="bold" style:font-name-complex="Courier New" style:font-weight-complex="bold"/>
    </style:style>
    <style:style style:name="T125" style:family="text">
      <style:text-properties fo:color="#0000ff" fo:font-weight="bold" style:font-name-asian="Courier New" style:font-weight-asian="bold" style:font-name-complex="Courier New"/>
    </style:style>
    <style:style style:name="T126" style:family="text">
      <style:text-properties fo:color="#0000ff" fo:language="fr" fo:country="FR" fo:font-weight="bold" officeooo:rsid="0003c89e" fo:background-color="#ffff00" loext:char-shading-value="0" style:font-name-asian="Wingdings" style:font-weight-asian="bold" style:font-name-complex="Courier New" style:font-weight-complex="bold"/>
    </style:style>
    <style:style style:name="T127" style:family="text">
      <style:text-properties fo:color="#0000ff" fo:language="fr" fo:country="FR" fo:font-weight="bold" officeooo:rsid="00049c2c" fo:background-color="#ffff00" loext:char-shading-value="0" style:font-name-asian="Wingdings" style:font-weight-asian="bold" style:font-name-complex="Courier New" style:font-weight-complex="bold"/>
    </style:style>
    <style:style style:name="T128" style:family="text">
      <style:text-properties fo:color="#0000ff" fo:language="fr" fo:country="FR" fo:font-weight="bold" style:font-name-asian="Wingdings" style:font-weight-asian="bold" style:font-name-complex="Courier New"/>
    </style:style>
    <style:style style:name="T129" style:family="text">
      <style:text-properties fo:color="#0000ff" fo:language="fr" fo:country="FR" style:font-name-asian="Wingdings" style:font-name-complex="Courier New"/>
    </style:style>
    <style:style style:name="T130" style:family="text">
      <style:text-properties fo:color="#0000ff" fo:language="fr" fo:country="FR" officeooo:rsid="00049c2c" style:font-name-asian="Wingdings" style:font-name-complex="Courier New"/>
    </style:style>
    <style:style style:name="T131" style:family="text">
      <style:text-properties fo:color="#0000ff" fo:language="fr" fo:country="FR" fo:font-weight="normal" style:font-name-asian="Wingdings" style:font-weight-asian="normal" style:font-name-complex="Courier New" style:font-weight-complex="normal"/>
    </style:style>
    <style:style style:name="T132" style:family="text">
      <style:text-properties fo:color="#0000ff" fo:font-size="12pt" fo:font-weight="normal" style:font-name-asian="Wingdings" style:font-size-asian="12pt" style:font-weight-asian="normal" style:font-name-complex="Courier New" style:font-size-complex="12pt" style:font-weight-complex="normal"/>
    </style:style>
    <style:style style:name="T133" style:family="text">
      <style:text-properties fo:color="#0000ff" fo:font-size="12pt" fo:font-weight="normal" officeooo:rsid="00091ea0" style:font-name-asian="Wingdings" style:font-size-asian="12pt" style:font-weight-asian="normal" style:font-name-complex="Courier New" style:font-size-complex="12pt" style:font-weight-complex="normal"/>
    </style:style>
    <style:style style:name="T134" style:family="text">
      <style:text-properties fo:color="#0000ff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35" style:family="text">
      <style:text-properties fo:color="#0000ff" fo:font-size="12pt" fo:font-weight="bold" style:font-name-asian="Wingdings" style:font-size-asian="12pt" style:font-weight-asian="bold" style:font-name-complex="Courier New" style:font-size-complex="12pt"/>
    </style:style>
    <style:style style:name="T136" style:family="text">
      <style:text-properties fo:color="#0000ff" fo:font-size="12pt" style:font-name-asian="Wingdings" style:font-size-asian="12pt" style:font-name-complex="Courier New" style:font-size-complex="12pt"/>
    </style:style>
    <style:style style:name="T137" style:family="text">
      <style:text-properties fo:color="#0000ff" fo:font-size="12pt" fo:font-style="normal" fo:font-weight="bold" officeooo:rsid="0005fc24" fo:background-color="#ffff00" loext:char-shading-value="0" style:font-name-asian="Wingdings" style:font-size-asian="10.5pt" style:font-style-asian="normal" style:font-weight-asian="bold" style:font-name-complex="Courier New" style:font-size-complex="12pt" style:font-style-complex="normal" style:font-weight-complex="bold"/>
    </style:style>
    <style:style style:name="T138" style:family="text">
      <style:text-properties fo:color="#0000ff" fo:font-size="12pt" fo:font-style="normal" fo:font-weight="normal" officeooo:rsid="0005fc24" style:font-name-asian="Wingdings" style:font-size-asian="10.5pt" style:font-style-asian="normal" style:font-weight-asian="normal" style:font-name-complex="Courier New" style:font-size-complex="12pt" style:font-style-complex="normal" style:font-weight-complex="normal"/>
    </style:style>
    <style:style style:name="T139" style:family="text">
      <style:text-properties fo:color="#0000ff" fo:language="en" fo:country="US" style:font-name-asian="Wingdings" style:language-asian="en" style:country-asian="US" style:font-name-complex="Courier New"/>
    </style:style>
    <style:style style:name="T140" style:family="text">
      <style:text-properties fo:color="#0000ff" fo:language="en" fo:country="US" style:font-name-asian="Wingdings" style:language-asian="en" style:country-asian="US" style:font-name-complex="Wingdings"/>
    </style:style>
    <style:style style:name="T141" style:family="text">
      <style:text-properties fo:color="#0000ff" fo:language="en" fo:country="US" fo:font-weight="bold" officeooo:rsid="00099c51" fo:background-color="#ffff00" loext:char-shading-value="0" style:font-name-asian="Wingdings" style:language-asian="en" style:country-asian="US" style:font-weight-asian="bold" style:font-name-complex="Courier New" style:font-weight-complex="bold"/>
    </style:style>
    <style:style style:name="T142" style:family="text">
      <style:text-properties fo:color="#0000ff" fo:language="en" fo:country="US" fo:font-weight="bold" officeooo:rsid="000c33c6" fo:background-color="#ffff00" loext:char-shading-value="0" style:font-name-asian="Wingdings" style:language-asian="en" style:country-asian="US" style:font-weight-asian="bold" style:font-name-complex="Courier New" style:font-weight-complex="bold"/>
    </style:style>
    <style:style style:name="T143" style:family="text">
      <style:text-properties fo:color="#0000ff" fo:language="en" fo:country="US" fo:font-weight="bold" style:font-name-asian="Wingdings" style:language-asian="en" style:country-asian="US" style:font-weight-asian="bold" style:font-name-complex="Courier New"/>
    </style:style>
    <style:style style:name="T144" style:family="text">
      <style:text-properties fo:color="#0000ff" fo:language="nl" fo:country="NL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145" style:family="text">
      <style:text-properties fo:color="#0000ff" fo:language="nl" fo:country="NL" fo:font-weight="bold" officeooo:rsid="000c33c6" fo:background-color="#ffff00" loext:char-shading-value="0" style:font-name-asian="Wingdings" style:font-weight-asian="bold" style:font-name-complex="Courier New" style:font-weight-complex="bold"/>
    </style:style>
    <style:style style:name="T146" style:family="text">
      <style:text-properties fo:color="#0000ff" fo:language="pt" fo:country="BR" style:font-name-asian="Wingdings" style:font-name-complex="Courier New"/>
    </style:style>
    <style:style style:name="T147" style:family="text">
      <style:text-properties fo:color="#0000ff" fo:language="pt" fo:country="BR"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148" style:family="text">
      <style:text-properties fo:color="#0000ff" fo:language="pt" fo:country="BR" fo:font-weight="bold" officeooo:rsid="000b4613" fo:background-color="#ffff00" loext:char-shading-value="0" style:font-name-asian="Wingdings" style:font-weight-asian="bold" style:font-name-complex="Courier New" style:font-weight-complex="bold"/>
    </style:style>
    <style:style style:name="T149" style:family="text">
      <style:text-properties fo:color="#0000ff" fo:language="pt" fo:country="BR" fo:font-weight="bold" style:font-name-asian="Wingdings" style:font-weight-asian="bold" style:font-name-complex="Courier New"/>
    </style:style>
    <style:style style:name="T150" style:family="text">
      <style:text-properties fo:color="#0000ff" fo:language="pt" fo:country="BR" fo:font-weight="bold" officeooo:rsid="00099c51" style:font-name-asian="Wingdings" style:font-weight-asian="bold" style:font-name-complex="Courier New" style:font-weight-complex="bold"/>
    </style:style>
    <style:style style:name="T151" style:family="text">
      <style:text-properties fo:color="#0000ff" fo:font-weight="normal" style:font-name-asian="Wingdings" style:font-weight-asian="normal" style:font-name-complex="Courier New" style:font-weight-complex="normal"/>
    </style:style>
    <style:style style:name="T152" style:family="text">
      <style:text-properties fo:color="#0000ff" fo:font-weight="normal" officeooo:rsid="00091ea0" style:font-name-asian="Wingdings" style:font-weight-asian="normal" style:font-name-complex="Courier New" style:font-weight-complex="normal"/>
    </style:style>
    <style:style style:name="T153" style:family="text">
      <style:text-properties fo:color="#0000ff" fo:font-weight="normal" style:font-name-asian="Courier New" style:font-weight-asian="normal" style:font-name-complex="Courier New" style:font-weight-complex="normal"/>
    </style:style>
    <style:style style:name="T154" style:family="text">
      <style:text-properties fo:color="#0000ff" style:font-name-asian="Courier New" style:font-name-complex="Courier New"/>
    </style:style>
    <style:style style:name="T155" style:family="text">
      <style:text-properties fo:color="#0000ff" fo:font-style="italic" fo:font-weight="bold" style:font-name-asian="Wingdings" style:font-style-asian="italic" style:font-weight-asian="bold" style:font-name-complex="Courier New"/>
    </style:style>
    <style:style style:name="T156" style:family="text">
      <style:text-properties fo:color="#0000ff" fo:font-style="normal" fo:font-weight="bold" officeooo:rsid="0005fc24" fo:background-color="#ffff00" loext:char-shading-value="0" style:font-name-asian="Wingdings" style:font-style-asian="normal" style:font-weight-asian="bold" style:font-name-complex="Courier New" style:font-style-complex="normal" style:font-weight-complex="bold"/>
    </style:style>
    <style:style style:name="T157" style:family="text">
      <style:text-properties fo:color="#0000ff" fo:font-style="normal" fo:font-weight="normal" officeooo:rsid="0005fc24" style:font-name-asian="Wingdings" style:font-style-asian="normal" style:font-weight-asian="normal" style:font-name-complex="Courier New" style:font-style-complex="normal" style:font-weight-complex="normal"/>
    </style:style>
    <style:style style:name="T158" style:family="text">
      <style:text-properties fo:font-weight="bold" officeooo:rsid="00099c51" fo:background-color="#ffff00" loext:char-shading-value="0" style:font-name-asian="Wingdings" style:font-weight-asian="bold" style:font-name-complex="Courier New" style:font-weight-complex="bold"/>
    </style:style>
    <style:style style:name="T159" style:family="text">
      <style:text-properties style:font-name-complex="Courier New"/>
    </style:style>
    <style:style style:name="T160" style:family="text">
      <style:text-properties style:font-name-asian="Wingdings" style:font-name-complex="Wingdings"/>
    </style:style>
    <style:style style:name="T161" style:family="text">
      <style:text-properties style:font-name-asian="Wingdings" style:font-name-complex="Courier New"/>
    </style:style>
    <style:style style:name="T162" style:family="text">
      <style:text-properties officeooo:rsid="000174ea" style:font-name-asian="Wingdings" style:font-name-complex="Courier New"/>
    </style:style>
    <style:style style:name="T163" style:family="text">
      <style:text-properties fo:language="fr" fo:country="FR" style:font-name-asian="Wingdings" style:font-name-complex="Courier New"/>
    </style:style>
    <style:style style:name="T164" style:family="text">
      <style:text-properties fo:language="fr" fo:country="FR" style:font-name-asian="Wingdings" style:font-name-complex="Wingdings"/>
    </style:style>
    <style:style style:name="T165" style:family="text">
      <style:text-properties style:font-name-asian="Courier New" style:font-name-complex="Courier New"/>
    </style:style>
    <style:style style:name="gr1" style:family="graphic">
      <style:graphic-properties draw:stroke="solid" svg:stroke-width="0.0102in" svg:stroke-color="#000000" svg:stroke-opacity="100%" draw:stroke-linejoin="miter" svg:stroke-linecap="square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59">&lt;&lt;goal&gt;&gt; <text:s text:c="8"/></text:span><text:span text:style-name="T160"></text:span><text:span text:style-name="T161"> <text:s/></text:span><text:span text:style-name="T162">#Start </text:span><text:span text:style-name="T161">&lt;stmt_list&gt; “EOF_SYM”</text:span><text:span text:style-name="T37"> </text:span><text:span text:style-name="T40">#Finish</text:span></text:p>
      <text:p text:style-name="P4"/>
      <text:p text:style-name="P5"><draw:custom-shape text:anchor-type="char" draw:z-index="0" draw:style-name="gr1" draw:text-style-name="P28" svg:width="7.0524in" svg:height="3.6807in" svg:x="-0.0835in" svg:y="0.1146in"><text:p/><draw:enhanced-geometry svg:viewBox="0 0 21600 21600" draw:type="rectangle" draw:enhanced-path="M 0 0 L 21600 0 21600 21600 0 21600 0 0 Z N"/></draw:custom-shape></text:p>
      <text:p text:style-name="P8"><text:span text:style-name="T101">&lt;stmt_list&gt; <text:s text:c="5"/></text:span><text:span text:style-name="T103"></text:span><text:span text:style-name="T101"> <text:s/>&lt;statement&gt; </text:span><text:span text:style-name="T123">{</text:span><text:span text:style-name="T101"> &lt;statement&gt; </text:span><text:span text:style-name="T123">}</text:span></text:p>
      <text:p text:style-name="P19"/>
      <text:p text:style-name="P8"><text:span text:style-name="T37">&lt;stmt_list&gt; <text:s text:c="5"/></text:span><text:span text:style-name="T39"></text:span><text:span text:style-name="T37"> <text:s/>&lt;statement&gt; &lt;stmt_tail&gt;</text:span></text:p>
      <text:p text:style-name="P8"><text:span text:style-name="T37">&lt;stmt_tail&gt; <text:s text:c="5"/></text:span><text:span text:style-name="T42"></text:span><text:span text:style-name="T37"> <text:s/>&lt;statement&gt; &lt;stmt_tail&gt;</text:span></text:p>
      <text:p text:style-name="P8"><text:span text:style-name="T46"><text:s text:c="21"/></text:span><text:span text:style-name="T37">| “”</text:span></text:p>
      <text:p text:style-name="P4"/>
      <text:p text:style-name="P8"><text:span text:style-name="T37">&lt;statement&gt; <text:s text:c="5"/></text:span><text:span text:style-name="T39"></text:span><text:span text:style-name="T37"> <text:s/>&lt;simple_stmt&gt; <text:s/></text:span></text:p>
      <text:p text:style-name="P8"><text:span text:style-name="T46"><text:s text:c="21"/></text:span><text:span text:style-name="T37">| &lt;struct_stmt&gt;</text:span></text:p>
      <text:p text:style-name="P4"/>
      <text:p text:style-name="P8"><text:span text:style-name="T37">&lt;simple_stmt&gt; <text:s text:c="3"/></text:span><text:span text:style-name="T39"></text:span><text:span text:style-name="T37"> <text:s/>&lt;assign_stmt&gt;</text:span></text:p>
      <text:p text:style-name="P8"><text:span text:style-name="T46"><text:s text:c="21"/></text:span><text:span text:style-name="T37">| &lt;listen_stmt&gt;</text:span></text:p>
      <text:p text:style-name="P8"><text:span text:style-name="T46"><text:s text:c="21"/></text:span><text:span text:style-name="T37">| &lt;shout_stmt&gt;</text:span></text:p>
      <text:p text:style-name="P8"><text:span text:style-name="T46"><text:s text:c="21"/></text:span><text:span text:style-name="T37">| &lt;break_stmt&gt;</text:span></text:p>
      <text:p text:style-name="P4"/>
      <text:p text:style-name="P8"><text:span text:style-name="T37">&lt;assign_stmt&gt; <text:s text:c="3"/></text:span><text:span text:style-name="T39"></text:span><text:span text:style-name="T37"> <text:s/>&lt;variable&gt; “=” &lt;expression&gt; “;” <text:tab/></text:span><text:span text:style-name="T40">#Assign</text:span></text:p>
      <text:p text:style-name="P8"><text:span text:style-name="T37"><text:tab/><text:tab/><text:tab/><text:tab/> | &lt;variable&gt; “=” &lt;init&gt; “;”<text:tab/><text:tab/></text:span><text:span text:style-name="T40">#Assign_Array</text:span></text:p>
      <text:p text:style-name="P4"/>
      <text:p text:style-name="P8"><text:span text:style-name="T37">&lt;listen_stmt&gt; <text:s text:c="3"/></text:span><text:span text:style-name="T39"></text:span><text:span text:style-name="T37"> <text:s/>“listen” &lt;var_list&gt; “;”</text:span></text:p>
      <text:p text:style-name="P4"/>
      <text:p text:style-name="P5"><draw:custom-shape text:anchor-type="char" draw:z-index="1" draw:style-name="gr1" draw:text-style-name="P28" svg:width="7.0524in" svg:height="1.1803in" svg:x="-0.1665in" svg:y="0.1118in"><text:p/><draw:enhanced-geometry svg:viewBox="0 0 21600 21600" draw:type="rectangle" draw:enhanced-path="M 0 0 L 21600 0 21600 21600 0 21600 0 0 Z N"/></draw:custom-shape></text:p>
      <text:p text:style-name="P9"><text:span text:style-name="T101">&lt;var_list&gt; <text:s text:c="6"/></text:span><text:span text:style-name="T103"></text:span><text:span text:style-name="T101"> <text:s/>&lt;variable&gt; </text:span><text:span text:style-name="T120">#ReadID</text:span><text:span text:style-name="T101"> </text:span><text:span text:style-name="T123">{</text:span><text:span text:style-name="T101"> </text:span><text:span text:style-name="T123">“,”</text:span><text:span text:style-name="T101"> &lt;variable&gt; </text:span><text:span text:style-name="T120">#ReadID</text:span><text:span text:style-name="T123">}</text:span></text:p>
      <text:p text:style-name="P19"/>
      <text:p text:style-name="P9"><text:span text:style-name="T37">&lt;var_list&gt; <text:s text:c="6"/></text:span><text:span text:style-name="T42"></text:span><text:span text:style-name="T37"> <text:s/>&lt;variable&gt; </text:span><text:span text:style-name="T120">#ReadID</text:span><text:span text:style-name="T37"> &lt;var_list_tail&gt;</text:span></text:p>
      <text:p text:style-name="P9"><text:span text:style-name="T43">&lt;var_list_tail&gt; <text:s/></text:span><text:span text:style-name="T42"></text:span><text:span text:style-name="T43"> <text:s/>“,” &lt;variable&gt; </text:span><text:span text:style-name="T126">#ReadID</text:span><text:span text:style-name="T43"> &lt;var_list_tail&gt;</text:span></text:p>
      <text:p text:style-name="P8"><text:span text:style-name="T45"><text:s text:c="21"/></text:span><text:span text:style-name="T37">| “”</text:span></text:p>
      <text:p text:style-name="P4"/>
      <text:p text:style-name="P5"><draw:custom-shape text:anchor-type="char" draw:z-index="2" draw:style-name="gr1" draw:text-style-name="P28" svg:width="7.0524in" svg:height="1.1988in" svg:x="-0.1772in" svg:y="0.111in"><text:p/><draw:enhanced-geometry svg:viewBox="0 0 21600 21600" draw:type="rectangle" draw:enhanced-path="M 0 0 L 21600 0 21600 21600 0 21600 0 0 Z N"/></draw:custom-shape></text:p>
      <text:p text:style-name="P8"><text:span text:style-name="T101">&lt;variable&gt;<text:tab/> <text:s/></text:span><text:span text:style-name="T103"></text:span><text:span text:style-name="T101"> <text:s/>“</text:span><text:span text:style-name="T123">ID”</text:span><text:span text:style-name="T101"> </text:span><text:span text:style-name="T121">#ProcessID</text:span><text:span text:style-name="T102"> </text:span><text:span text:style-name="T123">[</text:span><text:span text:style-name="T101"> “</text:span><text:span text:style-name="T123">[</text:span><text:span text:style-name="T101">” &lt;expression&gt; “</text:span><text:span text:style-name="T123">]</text:span><text:span text:style-name="T101">” </text:span><text:span text:style-name="T123">]</text:span><text:span text:style-name="T101"> </text:span></text:p>
      <text:p text:style-name="P19"/>
      <text:p text:style-name="P10"><text:span text:style-name="T43">&lt;variable&gt; <text:s text:c="6"/></text:span><text:span text:style-name="T42"></text:span><text:span text:style-name="T43"> <text:s/>“ID” </text:span><text:span text:style-name="T127">#ProcessID</text:span><text:span text:style-name="T130"> </text:span><text:span text:style-name="T43">&lt;variable_tail&gt; </text:span></text:p>
      <text:p text:style-name="P8"><text:span text:style-name="T43">&lt;variable_tail&gt; <text:s/></text:span><text:span text:style-name="T42"></text:span><text:span text:style-name="T43"> <text:s/>“[” &lt;expression&gt; “]”</text:span></text:p>
      <text:p text:style-name="P8"><text:span text:style-name="T45"><text:s text:c="21"/></text:span><text:span text:style-name="T37">| “”</text:span></text:p>
      <text:p text:style-name="P8"/>
      <text:p text:style-name="P15"><draw:custom-shape text:anchor-type="char" draw:z-index="3" draw:style-name="gr1" draw:text-style-name="P28" svg:width="7.0315in" svg:height="1.326in" svg:x="-0.1354in" svg:y="0.139in"><text:p/><draw:enhanced-geometry svg:viewBox="0 0 21600 21600" draw:type="rectangle" draw:enhanced-path="M 0 0 L 21600 0 21600 21600 0 21600 0 0 Z N"/></draw:custom-shape></text:p>
      <text:p text:style-name="P10"><text:span text:style-name="T101">&lt;item_list&gt;<text:tab/> <text:s/></text:span><text:span text:style-name="T103"></text:span><text:span text:style-name="T101"> <text:s/>&lt;expression&gt; </text:span><text:span text:style-name="T121">#WriteExpr</text:span><text:span text:style-name="T102"> </text:span><text:span text:style-name="T123">{</text:span><text:span text:style-name="T101"> “</text:span><text:span text:style-name="T123">,</text:span><text:span text:style-name="T101">” &lt;expression&gt; </text:span><text:span text:style-name="T121">#WriteExpr</text:span><text:span text:style-name="T123">}</text:span></text:p>
      <text:p text:style-name="P20"/>
      <text:p text:style-name="P10"><text:span text:style-name="T37">&lt;item_list&gt; <text:s text:c="5"/></text:span><text:span text:style-name="T39"></text:span><text:span text:style-name="T37"> <text:s/>&lt;expression&gt; </text:span><text:span text:style-name="T121">#WriteExpr</text:span><text:span text:style-name="T102"> </text:span><text:span text:style-name="T37">&lt;item_list_tail&gt; <text:s/></text:span></text:p>
      <text:p text:style-name="P10"><text:span text:style-name="T37">&lt;item_list_tail&gt; </text:span><text:span text:style-name="T39"></text:span><text:span text:style-name="T37"> <text:s/>&lt;expression&gt; </text:span><text:span text:style-name="T121">#WriteExpr</text:span><text:span text:style-name="T102"> </text:span><text:span text:style-name="T37">&lt;item_list_tail&gt;</text:span></text:p>
      <text:p text:style-name="P8"><text:span text:style-name="T46"><text:s text:c="20"/></text:span><text:span text:style-name="T37">| “”</text:span></text:p>
      <text:p text:style-name="P4"/>
      <text:p text:style-name="P8"><text:span text:style-name="T37">&lt;break_stmt&gt; <text:s text:c="4"/></text:span><text:span text:style-name="T39"></text:span><text:span text:style-name="T37"> <text:s/>“break” “;” </text:span><text:span text:style-name="T41">#WriteBreak</text:span></text:p>
      <text:p text:style-name="P8"/>
      <text:p text:style-name="P8"><text:span text:style-name="T37">&lt;shout_stmt&gt; <text:s text:c="4"/></text:span><text:span text:style-name="T39"></text:span><text:span text:style-name="T37"> <text:s/>“shout” <text:s/>&lt;item_list&gt; “;” </text:span><text:span text:style-name="T41">#NewLine</text:span></text:p>
      <text:p text:style-name="P8"><text:soft-page-break/><text:span text:style-name="T37">&lt;struct_stmt&gt; <text:s text:c="3"/></text:span><text:span text:style-name="T39"></text:span><text:span text:style-name="T37"> <text:s/>&lt;if_stmt&gt;</text:span></text:p>
      <text:p text:style-name="P8"><text:span text:style-name="T46"><text:s text:c="21"/></text:span><text:span text:style-name="T37">| &lt;loop_stmt&gt;</text:span></text:p>
      <text:p text:style-name="P8"><text:span text:style-name="T46"><text:s text:c="21"/></text:span><text:span text:style-name="T37">| &lt;while_stmt&gt; </text:span></text:p>
      <text:p text:style-name="P4"><text:tab/><text:tab/><text:tab/><text:tab/> | &lt;for_stmt&gt;</text:p>
      <text:p text:style-name="P4"><text:tab/><text:tab/><text:tab/><text:tab/> | &lt;select_stmt&gt;</text:p>
      <text:p text:style-name="P4"><text:tab/><text:tab/><text:tab/><text:tab/> | &lt;declaration&gt;</text:p>
      <text:p text:style-name="P4"/>
      <text:p text:style-name="P6"><draw:custom-shape text:anchor-type="char" draw:z-index="4" draw:style-name="gr1" draw:text-style-name="P28" svg:width="7.0524in" svg:height="2.0394in" svg:x="-0.1252in" svg:y="0.0339in"><text:p/><draw:enhanced-geometry svg:viewBox="0 0 21600 21600" draw:type="rectangle" draw:enhanced-path="M 0 0 L 21600 0 21600 21600 0 21600 0 0 Z N"/></draw:custom-shape></text:p>
      <text:p text:style-name="P8"><text:span text:style-name="T101">&lt;if_stmt&gt;<text:tab/><text:tab/> <text:s/></text:span><text:span text:style-name="T103"></text:span><text:span text:style-name="T101"> <text:s/></text:span><text:span text:style-name="T151">“if” “(” &lt;condition&gt; </text:span><text:span text:style-name="T152">#GenerateIf</text:span><text:span text:style-name="T151"> “)”</text:span></text:p>
      <text:p text:style-name="P8"><text:span text:style-name="T123"><text:tab/><text:tab/><text:tab/><text:tab/><text:tab/></text:span><text:span text:style-name="T101">&lt;stmt_list&gt;</text:span></text:p>
      <text:p text:style-name="P24"><text:span text:style-name="T125"><text:s/></text:span><text:span text:style-name="T124">[</text:span><text:span text:style-name="T151"> “else” </text:span><text:span text:style-name="T152">#GenerateElse</text:span><text:span text:style-name="T101"> &lt;stmt_list&gt; </text:span><text:span text:style-name="T124">]</text:span><text:span text:style-name="T151"> </text:span></text:p>
      <text:p text:style-name="P25"><text:span text:style-name="T154"><text:s text:c="5"/></text:span><text:span text:style-name="T153">“end</text:span><text:span text:style-name="T151">”</text:span></text:p>
      <text:p text:style-name="P20"/>
      <text:p text:style-name="P8"><text:span text:style-name="T37">&lt;if_stmt&gt;<text:tab/> <text:s text:c="6"/></text:span><text:span text:style-name="T39"></text:span><text:span text:style-name="T37"> <text:s/>“if” “(” &lt;condition&gt; “)” &lt;stmt_list&gt;</text:span></text:p>
      <text:p text:style-name="P25"><text:span text:style-name="T46"><text:s text:c="6"/></text:span><text:span text:style-name="T37">&lt;else_clause&gt; “end”</text:span></text:p>
      <text:p text:style-name="P8"><text:span text:style-name="T37">&lt;else_clause&gt; <text:s text:c="3"/></text:span><text:span text:style-name="T39"></text:span><text:span text:style-name="T37"> <text:s/>“else” &lt;stmt_list&gt;</text:span></text:p>
      <text:p text:style-name="P8"><text:span text:style-name="T46"><text:s text:c="21"/></text:span><text:span text:style-name="T37">| “”</text:span></text:p>
      <text:p text:style-name="P8"/>
      <text:p text:style-name="P8"><text:span text:style-name="T37">&lt;loop_stmt&gt; <text:s text:c="4"/></text:span><text:span text:style-name="T39"></text:span><text:span text:style-name="T37"> <text:s/>“do” &lt;stmt_list&gt; “while” “(“ &lt;condition&gt; “)” “;”</text:span></text:p>
      <text:p text:style-name="P4"/>
      <text:p text:style-name="P8"><text:span text:style-name="T37">&lt;while_stmt&gt; <text:s text:c="3"/></text:span><text:span text:style-name="T39"></text:span><text:span text:style-name="T37"> <text:s/>“while” “</text:span><text:span text:style-name="T38">(</text:span><text:span text:style-name="T37">” &lt;condition&gt; “)” &lt;stmt_list&gt; “end”</text:span></text:p>
      <text:p text:style-name="P4"/>
      <text:p text:style-name="P8"><text:span text:style-name="T47">&lt;for_stmt&gt; <text:s text:c="3"/><text:tab/> </text:span><text:span text:style-name="T48"></text:span><text:span text:style-name="T47"> <text:s/>“for” “(” &lt;assign_stmt&gt; “;” </text:span><text:span text:style-name="T44">&lt;condition&gt;</text:span><text:span text:style-name="T47"> “;” <text:tab/><text:tab/><text:tab/><text:tab/><text:tab/> <text:s/>&lt;assign_stmt&gt; “)” &lt;stmt_list&gt; “end”</text:span></text:p>
      <text:p text:style-name="P8"/>
      <text:p text:style-name="P8"><text:span text:style-name="T47">&lt;select_stmt&gt; <text:s text:c="2"/></text:span><text:span text:style-name="T48"></text:span><text:span text:style-name="T47"> <text:s/>“select” “(” &lt;expression&gt; “)” &lt;case_list&gt; <text:tab/><text:tab/><text:tab/><text:tab/><text:tab/><text:tab/><text:tab/>&lt;case_list_end&gt;</text:span></text:p>
      <text:p text:style-name="P5"><draw:custom-shape text:anchor-type="char" draw:z-index="10" draw:style-name="gr1" draw:text-style-name="P28" svg:width="7.0524in" svg:height="1.1157in" svg:x="-0.1146in" svg:y="0.1272in"><text:p/><draw:enhanced-geometry svg:viewBox="0 0 21600 21600" draw:type="rectangle" draw:enhanced-path="M 0 0 L 21600 0 21600 21600 0 21600 0 0 Z N"/></draw:custom-shape></text:p>
      <text:p text:style-name="P8"><text:span text:style-name="T139">&lt;case_list&gt;<text:tab/> <text:s/></text:span><text:span text:style-name="T140"></text:span><text:span text:style-name="T139"> <text:s/>&lt;case&gt; </text:span><text:span text:style-name="T143">{</text:span><text:span text:style-name="T139"> “</text:span><text:span text:style-name="T143">,</text:span><text:span text:style-name="T139">” &lt;case_list&gt; </text:span><text:span text:style-name="T143">}</text:span></text:p>
      <text:p text:style-name="P15"/>
      <text:p text:style-name="P8"><text:span text:style-name="T47">&lt;case_list&gt;<text:tab/> </text:span><text:span text:style-name="T48"> <text:s/></text:span><text:span text:style-name="T47">&lt;case&gt; &lt;case_list_tail&gt;</text:span></text:p>
      <text:p text:style-name="P8"><text:span text:style-name="T47">&lt;case_list_tail&gt; </text:span><text:span text:style-name="T48"></text:span><text:span text:style-name="T47"> <text:s/>&lt;case&gt; &lt;case_list_tail&gt;</text:span></text:p>
      <text:p text:style-name="P8"><text:span text:style-name="T49"><text:s text:c="21"/></text:span><text:span text:style-name="T47">| “”</text:span></text:p>
      <text:p text:style-name="P15"/>
      <text:p text:style-name="P8"><text:span text:style-name="T47">&lt;case&gt;<text:tab/><text:tab/> </text:span><text:span text:style-name="T48"> <text:s text:c="2"/></text:span><text:span text:style-name="T47">“case” &lt;int_list&gt; “:” &lt;stmt_list&gt; </text:span></text:p>
      <text:p text:style-name="P8"><draw:custom-shape text:anchor-type="char" draw:z-index="11" draw:style-name="gr1" draw:text-style-name="P28" svg:width="7.0524in" svg:height="1.1157in" svg:x="-0.1146in" svg:y="0.1535in"><text:p/><draw:enhanced-geometry svg:viewBox="0 0 21600 21600" draw:type="rectangle" draw:enhanced-path="M 0 0 L 21600 0 21600 21600 0 21600 0 0 Z N"/></draw:custom-shape></text:p>
      <text:p text:style-name="P8"><text:span text:style-name="T101">&lt;int_list&gt;<text:tab/> <text:s/></text:span><text:span text:style-name="T103"></text:span><text:span text:style-name="T101"> <text:s/>“INT_LIT” </text:span><text:span text:style-name="T122">#ProcessInt </text:span><text:span text:style-name="T123">{</text:span><text:span text:style-name="T101"> “</text:span><text:span text:style-name="T123">,</text:span><text:span text:style-name="T101">” &lt;int_list&gt; </text:span><text:span text:style-name="T123">}</text:span></text:p>
      <text:p text:style-name="P21"/>
      <text:p text:style-name="P11"><text:span text:style-name="T47">&lt;int_list&gt;<text:tab/> </text:span><text:span text:style-name="T48"> <text:s text:c="2"/></text:span><text:span text:style-name="T47">“INT_LIT” </text:span><text:span text:style-name="T141">#ProcessInt</text:span><text:span text:style-name="T47"> &lt;int_list_tail&gt;</text:span></text:p>
      <text:p text:style-name="P11"><text:span text:style-name="T47">&lt;int_list_tail&gt; </text:span><text:span text:style-name="T48"></text:span><text:span text:style-name="T47"> <text:s/>“,” <text:s/>“INT_LIT” </text:span><text:span text:style-name="T141">#ProcessInt</text:span><text:span text:style-name="T47"> &lt;int_list_tail&gt;</text:span></text:p>
      <text:p text:style-name="P8"><text:span text:style-name="T49"><text:s text:c="21"/></text:span><text:span text:style-name="T47">| “”</text:span></text:p>
      <text:p text:style-name="P15"/>
      <text:p text:style-name="P8"><text:span text:style-name="T47">&lt;case_list_end&gt; </text:span><text:span text:style-name="T48"></text:span><text:span text:style-name="T47"><text:tab/>“otherwise” &lt;stmt_list&gt; “end”</text:span></text:p>
      <text:p text:style-name="P5"><text:tab/><text:tab/><text:tab/><text:tab/>| “otherwise” “:” &lt;stmt_list&gt; “end”</text:p>
      <text:p text:style-name="P15"/>
      <text:p text:style-name="P15"><draw:custom-shape text:anchor-type="char" draw:z-index="5" draw:style-name="gr1" draw:text-style-name="P28" svg:width="7.0524in" svg:height="1.1157in" svg:x="-0.0937in" svg:y="0.1071in"><text:p/><draw:enhanced-geometry svg:viewBox="0 0 21600 21600" draw:type="rectangle" draw:enhanced-path="M 0 0 L 21600 0 21600 21600 0 21600 0 0 Z N"/></draw:custom-shape></text:p>
      <text:p text:style-name="P13"><text:span text:style-name="T129">&lt;condition&gt; <text:s text:c="4"/></text:span><text:span text:style-name="T103"></text:span><text:span text:style-name="T129"> <text:s/>&lt;expression&gt; </text:span><text:span text:style-name="T141">#</text:span><text:span text:style-name="T142">WriteExpr</text:span><text:span text:style-name="T129"> </text:span><text:span text:style-name="T128">[</text:span><text:span text:style-name="T129"> &lt;rel_op&gt; &lt;expression&gt; </text:span><text:span text:style-name="T128">]</text:span></text:p>
      <text:p text:style-name="P22"><text:soft-page-break/></text:p>
      <text:p text:style-name="P13"><text:span text:style-name="T43">&lt;condition&gt; <text:s text:c="4"/></text:span><text:span text:style-name="T42"></text:span><text:span text:style-name="T43"> <text:s/>&lt;expression&gt; </text:span><text:span text:style-name="T141">#</text:span><text:span text:style-name="T142">WriteExpr</text:span><text:span text:style-name="T43"> &lt;cond_tail&gt;</text:span></text:p>
      <text:p text:style-name="P13"><text:span text:style-name="T37">&lt;cond_tail&gt; <text:s text:c="4"/></text:span><text:span text:style-name="T42"></text:span><text:span text:style-name="T37"> <text:s/>&lt;rel_op&gt; &lt;expression&gt; </text:span><text:span text:style-name="T141">#</text:span><text:span text:style-name="T142">WriteExpr</text:span></text:p>
      <text:p text:style-name="P8"><text:span text:style-name="T46"><text:s text:c="20"/></text:span><text:span text:style-name="T37">| “”</text:span></text:p>
      <text:p text:style-name="P4"/>
      <text:p text:style-name="P5"><draw:custom-shape text:anchor-type="char" draw:z-index="7" draw:style-name="gr1" draw:text-style-name="P28" svg:width="7.0524in" svg:height="1.1157in" svg:x="-0.1146in" svg:y="0.1272in"><text:p/><draw:enhanced-geometry svg:viewBox="0 0 21600 21600" draw:type="rectangle" draw:enhanced-path="M 0 0 L 21600 0 21600 21600 0 21600 0 0 Z N"/></draw:custom-shape></text:p>
      <text:p text:style-name="P8"><text:span text:style-name="T101">&lt;expression&gt; <text:s/><text:tab/> </text:span><text:span text:style-name="T103"></text:span><text:span text:style-name="T101"> <text:s/>&lt;factor&gt; </text:span><text:span text:style-name="T123">{</text:span><text:span text:style-name="T101"> &lt;add_op&gt; &lt;factor&gt;</text:span><text:span text:style-name="T155"> </text:span><text:span text:style-name="T156">#GenInfix</text:span><text:span text:style-name="T123">}</text:span></text:p>
      <text:p text:style-name="P19"/>
      <text:p text:style-name="P8"><text:span text:style-name="T37">&lt;expression&gt; <text:s text:c="3"/></text:span><text:span text:style-name="T39"></text:span><text:span text:style-name="T37"> <text:s/>&lt;factor&gt; &lt;expr_tail&gt;</text:span></text:p>
      <text:p text:style-name="P12"><text:span text:style-name="T37">&lt;expr_tail&gt; <text:s text:c="4"/></text:span><text:span text:style-name="T39"></text:span><text:span text:style-name="T37"> <text:s/>&lt;add_op&gt; &lt;factor&gt; </text:span><text:span text:style-name="T156">#GenInfix</text:span><text:span text:style-name="T157"> </text:span><text:span text:style-name="T37">&lt;expr_tail&gt;</text:span></text:p>
      <text:p text:style-name="P8"><text:span text:style-name="T46"><text:s text:c="20"/></text:span><text:span text:style-name="T37">| “”</text:span></text:p>
      <text:p text:style-name="P4"/>
      <text:p text:style-name="P5"><draw:custom-shape text:anchor-type="char" draw:z-index="6" draw:style-name="gr1" draw:text-style-name="P28" svg:width="7.0524in" svg:height="1.1157in" svg:x="-0.0835in" svg:y="0.1374in"><text:p/><draw:enhanced-geometry svg:viewBox="0 0 21600 21600" draw:type="rectangle" draw:enhanced-path="M 0 0 L 21600 0 21600 21600 0 21600 0 0 Z N"/></draw:custom-shape></text:p>
      <text:p text:style-name="P8"><text:span text:style-name="T101">&lt;factor&gt;<text:tab/><text:tab/> </text:span><text:span text:style-name="T103"></text:span><text:span text:style-name="T101"> <text:s/>&lt;primary&gt; </text:span><text:span text:style-name="T123">{</text:span><text:span text:style-name="T101"> &lt;mult_op&gt; &lt;primary&gt; </text:span><text:span text:style-name="T123">}</text:span></text:p>
      <text:p text:style-name="P19"/>
      <text:p text:style-name="P8"><text:span text:style-name="T37">&lt;factor&gt; <text:s text:c="7"/></text:span><text:span text:style-name="T39"></text:span><text:span text:style-name="T37"> <text:s/>&lt;primary&gt; &lt;factor_tail&gt;</text:span></text:p>
      <text:p text:style-name="P4">&lt;factor_tail&gt; <text:s text:c="6"/>&lt;mult_op&gt; &lt;primary&gt; &lt;factor_tail&gt;</text:p>
      <text:p text:style-name="P8"><text:span text:style-name="T46"><text:s text:c="20"/></text:span><text:span text:style-name="T37">| “”</text:span></text:p>
      <text:p text:style-name="P4"/>
      <text:p text:style-name="P4"/>
      <text:p text:style-name="P8"><text:span text:style-name="T37">&lt;primary&gt;<text:tab/> <text:s text:c="5"/></text:span><text:span text:style-name="T39"></text:span><text:span text:style-name="T37"> <text:s/>&lt;literal&gt;</text:span></text:p>
      <text:p text:style-name="P8"><text:span text:style-name="T46"><text:s text:c="20"/></text:span><text:span text:style-name="T37">| &lt;variable&gt;</text:span></text:p>
      <text:p text:style-name="P13"><text:span text:style-name="T46"><text:s text:c="20"/></text:span><text:span text:style-name="T37">| “(” &lt;expression&gt; </text:span><text:span text:style-name="T141">#</text:span><text:span text:style-name="T142">WriteExpr</text:span><text:span text:style-name="T37"> “)” </text:span></text:p>
      <text:p text:style-name="P4"/>
      <text:p text:style-name="P8"><text:span text:style-name="T37">&lt;type&gt; <text:s text:c="9"/></text:span><text:span text:style-name="T39"></text:span><text:span text:style-name="T37"> <text:s/>“bool” | “cheese” “[” “INT_LIT” “]” | “cheese” </text:span></text:p>
      <text:p text:style-name="P4"><text:tab/><text:tab/><text:tab/><text:tab/>| “int” | “float”</text:p>
      <text:p text:style-name="P4"/>
      <text:p text:style-name="P13"><text:span text:style-name="T37">&lt;bool_lit&gt; <text:s text:c="5"/></text:span><text:span text:style-name="T39"></text:span><text:span text:style-name="T37"> <text:s/>“false” </text:span><text:span text:style-name="T50">#</text:span><text:span text:style-name="T144">Process</text:span><text:span text:style-name="T145">Bool</text:span><text:span text:style-name="T37"> | “true” </text:span><text:span text:style-name="T50">#</text:span><text:span text:style-name="T144">Process</text:span><text:span text:style-name="T145">Bool</text:span></text:p>
      <text:p text:style-name="P4"/>
      <text:p text:style-name="P13"><text:span text:style-name="T37">&lt;literal&gt; <text:s text:c="6"/></text:span><text:span text:style-name="T39"></text:span><text:span text:style-name="T37"> <text:s/>&lt;bool_lit&gt; | “INT_LIT” </text:span><text:span text:style-name="T50">#</text:span><text:span text:style-name="T144">Process</text:span><text:span text:style-name="T145">Int</text:span><text:span text:style-name="T37">| “FLOAT_LIT” </text:span><text:span text:style-name="T50">#</text:span><text:span text:style-name="T144">Process</text:span><text:span text:style-name="T145">Float</text:span><text:span text:style-name="T51"> </text:span><text:span text:style-name="T52">| “STRING_LIT” </text:span><text:span text:style-name="T50">#</text:span><text:span text:style-name="T144">Process</text:span><text:span text:style-name="T145">Str</text:span><text:span text:style-name="T52"> </text:span></text:p>
      <text:p text:style-name="P7"/>
      <text:p text:style-name="P11"><text:span text:style-name="T52">&lt;mult_op&gt; <text:s text:c="6"/></text:span><text:span text:style-name="T53"></text:span><text:span text:style-name="T52"> <text:s/>“*” | “/” <text:s/></text:span><text:span text:style-name="T50">#</text:span><text:span text:style-name="T144">ProcessOp</text:span></text:p>
      <text:p text:style-name="P7"/>
      <text:p text:style-name="P11"><text:span text:style-name="T52">&lt;add_op&gt; <text:s text:c="7"/></text:span><text:span text:style-name="T53"></text:span><text:span text:style-name="T52"> <text:s/>“+” | “-” <text:s/></text:span><text:span text:style-name="T50">#</text:span><text:span text:style-name="T144">ProcessOp</text:span></text:p>
      <text:p text:style-name="P7"/>
      <text:p text:style-name="P11"><text:span text:style-name="T52">&lt;rel_op&gt; <text:s text:c="7"/></text:span><text:span text:style-name="T53"></text:span><text:span text:style-name="T52"> <text:s/>“&lt;” | “&lt;=” | “&gt;” | “&gt;=” | “==” | “!!” | “!=” </text:span><text:span text:style-name="T50">#</text:span><text:span text:style-name="T144">ProcessRelOp</text:span></text:p>
      <text:p text:style-name="P7"/>
      <text:p text:style-name="P8"><text:span text:style-name="T163">&lt;var_decs&gt; <text:s text:c="6"/></text:span><text:span text:style-name="T164"></text:span><text:span text:style-name="T163"> <text:s/>“decs” “{” &lt;dec_list&gt; “}”</text:span></text:p>
      <text:p text:style-name="P16"/>
      <text:p text:style-name="P16"/>
      <text:p text:style-name="P16"/>
      <text:p text:style-name="P16"/>
      <text:p text:style-name="P21"><draw:custom-shape text:anchor-type="char" draw:z-index="8" draw:style-name="gr1" draw:text-style-name="P28" svg:width="7.0524in" svg:height="1.1157in" svg:x="-0.1146in" svg:y="0.1181in"><text:p/><draw:enhanced-geometry svg:viewBox="0 0 21600 21600" draw:type="rectangle" draw:enhanced-path="M 0 0 L 21600 0 21600 21600 0 21600 0 0 Z N"/></draw:custom-shape></text:p>
      <text:p text:style-name="P8"><text:span text:style-name="T101">&lt;dec_list&gt;<text:tab/> <text:s/></text:span><text:span text:style-name="T103"></text:span><text:span text:style-name="T101"> <text:s/>&lt;declaration&gt; </text:span><text:span text:style-name="T123">{</text:span><text:span text:style-name="T101"> &lt;declaration&gt; </text:span><text:span text:style-name="T123">}</text:span></text:p>
      <text:p text:style-name="P19"/>
      <text:p text:style-name="P8"><text:soft-page-break/><text:span text:style-name="T37">&lt;dec_list&gt; <text:s text:c="6"/></text:span><text:span text:style-name="T39"></text:span><text:span text:style-name="T37"> <text:s/>&lt;declaration&gt; &lt;dec_tail&gt;</text:span></text:p>
      <text:p text:style-name="P8"><text:span text:style-name="T161">&lt;dec_tail&gt; <text:s text:c="6"/></text:span><text:span text:style-name="T160"></text:span><text:span text:style-name="T161"> <text:s/>&lt;declaration&gt; &lt;dec_tail&gt;</text:span></text:p>
      <text:p text:style-name="P8"><text:span text:style-name="T165"><text:s text:c="21"/></text:span><text:span text:style-name="T161">| “”</text:span></text:p>
      <text:p text:style-name="P17"/>
      <text:p text:style-name="P8"><text:span text:style-name="T161">&lt;declaration&gt; <text:s text:c="3"/></text:span><text:span text:style-name="T160"></text:span><text:span text:style-name="T161"> <text:s/>&lt;type&gt; </text:span><text:span text:style-name="T43">“:” </text:span><text:span text:style-name="T161">&lt;var_dec_list&gt; “;” </text:span><text:span text:style-name="T158">#AssignType</text:span></text:p>
      <text:p text:style-name="P17"><text:tab/><text:tab/><text:tab/><text:tab/> | “hiphip” “[” “INT_LIT” “]” &lt;type&gt; <text:tab/><text:tab/><text:tab/><text:tab/><text:tab/><text:tab/><text:tab/>&lt;var_dec_list&gt; “;”</text:p>
      <text:p text:style-name="P18"/>
      <text:p text:style-name="P18"><draw:custom-shape text:anchor-type="char" draw:z-index="9" draw:style-name="gr1" draw:text-style-name="P28" svg:width="7.0524in" svg:height="1.1157in" svg:x="-0.0102in" svg:y="0.1091in"><text:p/><draw:enhanced-geometry svg:viewBox="0 0 21600 21600" draw:type="rectangle" draw:enhanced-path="M 0 0 L 21600 0 21600 21600 0 21600 0 0 Z N"/></draw:custom-shape></text:p>
      <text:p text:style-name="P8"><text:span text:style-name="T146">&lt;var_dec_list&gt; <text:s text:c="2"/></text:span><text:span text:style-name="T103"></text:span><text:span text:style-name="T146"> <text:s/></text:span><text:span text:style-name="T128">“</text:span><text:span text:style-name="T131">ID</text:span><text:span text:style-name="T128">”</text:span><text:span text:style-name="T146"> </text:span><text:span text:style-name="T147">#ReadID</text:span><text:span text:style-name="T150"> </text:span><text:span text:style-name="T149">{</text:span><text:span text:style-name="T146"> “</text:span><text:span text:style-name="T149">,</text:span><text:span text:style-name="T146">” &lt;var_dec_list&gt; </text:span><text:span text:style-name="T149">}</text:span></text:p>
      <text:p text:style-name="P23"/>
      <text:p text:style-name="P11"><text:span text:style-name="T54">&lt;var_dec_list&gt; <text:s text:c="2"/></text:span><text:span text:style-name="T55"></text:span><text:span text:style-name="T54"> <text:s/></text:span><text:span text:style-name="T43">“ID” </text:span><text:span text:style-name="T147">#ReadID</text:span><text:span text:style-name="T54"> &lt;var_dec_tail&gt;</text:span></text:p>
      <text:p text:style-name="P11"><text:span text:style-name="T54">&lt;var_dec_tail&gt; <text:s text:c="2"/></text:span><text:span text:style-name="T55"></text:span><text:span text:style-name="T54"> <text:s/>“,” </text:span><text:span text:style-name="T43">“ID” </text:span><text:span text:style-name="T147">#ReadID</text:span><text:span text:style-name="T54"> &lt;var_dec_tail&gt;</text:span></text:p>
      <text:p text:style-name="P8"><text:span text:style-name="T56"><text:s text:c="21"/></text:span><text:span text:style-name="T54">| “”</text:span></text:p>
      <text:p text:style-name="P7"/>
      <text:p text:style-name="P8"><text:span text:style-name="T54">&lt;init&gt;<text:tab/><text:tab/> <text:s/></text:span><text:span text:style-name="T55"></text:span><text:span text:style-name="T54"> <text:s/></text:span><text:span text:style-name="T43">“{”</text:span><text:span text:style-name="T54"> &lt;init_list&gt; “}”</text:span></text:p>
      <text:p text:style-name="P14"><text:span text:style-name="T54">&lt;init_list&gt; <text:s text:c="5"/></text:span><text:span text:style-name="T55"></text:span><text:span text:style-name="T54"> <text:s/>&lt;expression&gt; </text:span><text:span text:style-name="T147">#</text:span><text:span text:style-name="T148">WriteExpr</text:span><text:span text:style-name="T147"> </text:span><text:span text:style-name="T54">&lt;init_tail&gt;</text:span></text:p>
      <text:p text:style-name="P14"><text:span text:style-name="T54">&lt;init_tail&gt; <text:s text:c="5"/></text:span><text:span text:style-name="T55"> <text:s/></text:span><text:span text:style-name="T54">“,” &lt;expression&gt; </text:span><text:span text:style-name="T147">#</text:span><text:span text:style-name="T148">WriteExpr</text:span><text:span text:style-name="T54"> &lt;init_tail&gt;</text:span></text:p>
      <text:p text:style-name="P8"><text:span text:style-name="T56"><text:s text:c="21"/></text:span><text:span text:style-name="T54">| “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MP2" style:family="paragraph" style:parent-style-name="Header">
      <style:paragraph-properties fo:text-align="center" style:justify-single-word="false"/>
      <style:text-properties fo:font-weight="bold" fo:background-color="#ffff00" style:font-weight-asian="bold"/>
    </style:style>
    <style:style style:name="MP3" style:family="paragraph" style:parent-style-name="Header">
      <style:paragraph-properties fo:text-align="center" style:justify-single-word="false"/>
      <style:text-properties style:font-name="Courier New" fo:font-weight="bold" style:font-weight-asian="bold" style:font-name-complex="Courier New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in" fo:margin-left="0in" fo:margin-right="0in" fo:margin-bottom="0.6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ACC 'N' CHEESE EBNF &amp; BNF Grammar </text:p>
        <text:p text:style-name="MP1"/>
        <text:p text:style-name="MP2">Last Update: March 5, 2016</text:p>
        <text:p text:style-name="Standard">___________________________________________________________________________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 Grammar (EBNF Form)</dc:title>
    <meta:initial-creator>user</meta:initial-creator>
    <meta:creation-date>2007-10-20T10:46:00</meta:creation-date>
    <dc:date>2016-03-11T15:05:31.391125573</dc:date>
    <meta:editing-cycles>26</meta:editing-cycles>
    <meta:editing-duration>PT3H20M36S</meta:editing-duration>
    <meta:generator>LibreOffice/5.0.5.2$Linux_X86_64 LibreOffice_project/00m0$Build-2</meta:generator>
    <meta:document-statistic meta:table-count="0" meta:image-count="0" meta:object-count="0" meta:page-count="4" meta:paragraph-count="97" meta:word-count="475" meta:character-count="4361" meta:non-whitespace-character-count="3159"/>
  </office:meta>
</office:document-meta>
</file>